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0000002589279B2AEEB60BFD0.jpg" manifest:media-type="image/jpeg"/>
  <manifest:file-entry manifest:full-path="Pictures/10000000000002750000017F0E44428A478E31D5.jpg" manifest:media-type="image/jpeg"/>
  <manifest:file-entry manifest:full-path="Pictures/10000000000002750000017F3E860FDEB922036A.jpg" manifest:media-type="image/jpeg"/>
  <manifest:file-entry manifest:full-path="Pictures/10000000000002620000009D1F92D39EAA45905C.png" manifest:media-type="image/png"/>
  <manifest:file-entry manifest:full-path="Pictures/100002010000033000000264A7FB7654E6615BDA.png" manifest:media-type="image/png"/>
  <manifest:file-entry manifest:full-path="Pictures/100001460000A57800007C20EEBD4770A9427409.svg" manifest:media-type="image/svg+xml"/>
  <manifest:file-entry manifest:full-path="Pictures/10000000000000C2000001045DB03D7C89E34F5B.jpg" manifest:media-type="image/jpeg"/>
  <manifest:file-entry manifest:full-path="Pictures/10000000000000E1000000E10EA3A8140EAE339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Pastel_20_Bouquet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Pastel_20_Bouquet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bjectwithoutfill">
      <style:graphic-properties draw:marker-end="線條箭頭_20_1" draw:marker-end-width="0.3cm" draw:fill="none" draw:textarea-vertical-align="middle"/>
    </style:style>
    <style:style style:name="gr7" style:family="graphic" style:parent-style-name="objectwithoutfill">
      <style:graphic-properties draw:marker-end="線條箭頭_20_2" draw:marker-end-width="0.3cm" draw:fill="none" draw:textarea-vertical-align="middle"/>
    </style:style>
    <style:style style:name="gr8" style:family="graphic" style:parent-style-name="objectwithoutfill">
      <style:graphic-properties draw:marker-end="線條箭頭_20_3" draw:marker-end-width="0.3cm" draw:fill="none" draw:textarea-vertical-align="middle"/>
    </style:style>
    <style:style style:name="gr9" style:family="graphic" style:parent-style-name="objectwithoutfill">
      <style:graphic-properties draw:marker-end="線條箭頭_20_4" draw:marker-end-width="0.3cm" draw:fill="none" draw:textarea-vertical-align="middle"/>
    </style:style>
    <style:style style:name="gr10" style:family="graphic" style:parent-style-name="objectwithoutfill">
      <style:graphic-properties draw:marker-end="線條箭頭_20_5" draw:marker-end-width="0.3cm" draw:fill="none" draw:textarea-vertical-align="middle"/>
    </style:style>
    <style:style style:name="pr1" style:family="presentation" style:parent-style-name="預設-title">
      <style:graphic-properties fo:min-height="4.133cm"/>
      <style:paragraph-properties style:writing-mode="lr-tb"/>
    </style:style>
    <style:style style:name="pr2" style:family="presentation" style:parent-style-name="預設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預設-subtitle">
      <style:graphic-properties draw:fill-color="#ffffff" fo:min-height="17.397cm"/>
      <style:paragraph-properties style:writing-mode="lr-tb"/>
    </style:style>
    <style:style style:name="pr4" style:family="presentation" style:parent-style-name="預設-title">
      <style:graphic-properties fo:min-height="2.629cm"/>
      <style:paragraph-properties style:writing-mode="lr-tb"/>
    </style:style>
    <style:style style:name="pr5" style:family="presentation" style:parent-style-name="預設-outline1">
      <style:graphic-properties fo:min-height="8.884cm"/>
      <style:paragraph-properties style:writing-mode="lr-tb"/>
    </style:style>
    <style:style style:name="pr6" style:family="presentation" style:parent-style-name="預設-notes">
      <style:graphic-properties draw:fill-color="#ffffff" fo:min-height="13.364cm"/>
      <style:paragraph-properties style:writing-mode="lr-tb"/>
    </style:style>
    <style:style style:name="pr7" style:family="presentation" style:parent-style-name="預設-title">
      <style:graphic-properties draw:auto-grow-height="true"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fo:color="#ffffff" loext:opacity="100%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style:writing-mode="lr-tb"/>
    </style:style>
    <style:style style:name="P7" style:family="paragraph">
      <style:paragraph-properties style:writing-mode="lr-tb"/>
      <style:text-properties fo:font-size="28pt" style:font-size-asian="28pt" style:font-size-complex="2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center"/>
      <style:text-properties fo:color="#ffffff" loext:opacity="100%" fo:font-size="18pt"/>
    </style:style>
    <style:style style:name="P11" style:family="paragraph">
      <loext:graphic-properties draw:fill-color="#ffffff"/>
      <style:paragraph-properties style:writing-mode="lr-tb"/>
      <style:text-properties style:font-size-asian="20pt"/>
    </style:style>
    <style:style style:name="P12" style:family="paragraph">
      <loext:graphic-properties draw:fill-color="#ffffff"/>
    </style:style>
    <style:style style:name="T1" style:family="text">
      <style:text-properties fo:color="#000000" loext:opacity="100%"/>
    </style:style>
    <style:style style:name="T2" style:family="text">
      <style:text-properties fo:color="#ffffff" loext:opacity="100%"/>
    </style:style>
    <style:style style:name="T3" style:family="text">
      <style:text-properties fo:color="#000000" loext:opacity="100%" fo:font-weight="bold" style:font-weight-asian="bold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微軟正黑體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1">
        <draw:frame presentation:style-name="pr1" draw:text-style-name="P2" draw:layer="layout" svg:width="25.199cm" svg:height="4.133cm" svg:x="1.801cm" svg:y="0.5cm" presentation:class="title" presentation:user-transformed="true">
          <draw:text-box>
            <text:p text:style-name="P1"><text:span text:style-name="T1">CFD103 <text:s/>17_</text:span><text:span text:style-name="T1">黃恩慈</text:span><text:span text:style-name="T2"><text:line-break/></text:span><text:span text:style-name="T2"> <text:s/></text:span><text:span text:style-name="T3">Team Lion</text:span></text:p>
          </draw:text-box>
        </draw:frame>
        <draw:frame draw:style-name="gr1" draw:text-style-name="P3" draw:layer="layout" svg:width="12.682cm" svg:height="7.687cm" svg:x="7.818cm" svg:y="5.313cm" presentation:class="graphic" presentation:user-transformed="true">
          <draw:image xlink:href="Pictures/10000000000002750000017F0E44428A478E31D5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預設" presentation:presentation-page-layout-name="AL2T32">
        <draw:frame presentation:style-name="pr3" draw:text-style-name="P4" draw:layer="layout" svg:width="28cm" svg:height="17.397cm" svg:x="0cm" svg:y="1.5cm" presentation:class="subtitle" presentation:user-transformed="true">
          <draw:text-box>
            <text:p>目錄</text:p>
            <text:p text:style-name="P1"><text:span text:style-name="T4">1.</text:span><text:span text:style-name="T4">網站介紹</text:span></text:p>
            <text:p text:style-name="P5"><text:span text:style-name="T5"/></text:p>
            <text:p text:style-name="P5"><text:span text:style-name="T5">2.</text:span><text:span text:style-name="T4">網站設計</text:span></text:p>
            <text:p text:style-name="P5"><text:span text:style-name="T4"/></text:p>
            <text:p text:style-name="P5"><text:span text:style-name="T4">3.Sitemap</text:span></text:p>
            <text:p text:style-name="P5"><text:span text:style-name="T4"/></text:p>
            <text:p text:style-name="P5"><text:span text:style-name="T4">4.wireframe</text:span></text:p>
            <text:p text:style-name="P5"><text:span text:style-name="T4"/></text:p>
            <text:p text:style-name="P5"><text:span text:style-name="T4">5.Mockpop</text:span></text:p>
            <text:p text:style-name="P5"><text:span text:style-name="T4"/></text:p>
            <text:p text:style-name="P5"><text:span text:style-name="T4">6.</text:span><text:span text:style-name="T4">參考網站</text:span></text:p>
            <text:p/>
            <text:p/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預設" presentation:presentation-page-layout-name="AL1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網站介紹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6">目標族群</text:span><text:span text:style-name="T6">:</text:span><text:span text:style-name="T6">想了解此球隊的球迷們</text:span></text:p>
                <text:p><text:span text:style-name="T6">網站功能</text:span><text:span text:style-name="T6">:</text:span><text:span text:style-name="T6">提供球迷們各種球隊相關資訊</text:span></text:p>
                <text:p><text:span text:style-name="T6">網站目的</text:span><text:span text:style-name="T6">:</text:span><text:span text:style-name="T6">使瀏覽者能更加瞭解球隊</text:span></text:p>
                <text:p><text:span text:style-name="T6">從此產生想支持的心理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預設" presentation:presentation-page-layout-name="AL1T1">
        <draw:frame presentation:style-name="pr7" draw:text-style-name="P6" draw:layer="layout" svg:width="25.199cm" svg:height="2.629cm" svg:x="1.4cm" svg:y="0.628cm" presentation:class="title">
          <draw:text-box>
            <text:p>logo設計</text:p>
          </draw:text-box>
        </draw:frame>
        <draw:frame presentation:style-name="pr5" draw:text-style-name="P6" draw:layer="layout" svg:width="25.199cm" svg:height="9.134cm" svg:x="1.801cm" svg:y="7.366cm" presentation:class="outline" presentation:user-transformed="true">
          <draw:text-box>
            <text:list text:style-name="L2">
              <text:list-item>
                <text:p>關於logo:以獅子的英文為發想，以橘色為主色，英文字母o設計成棒球樣式，L旁則以獅子的爪子象徵球隊兇猛打線及堅韌精神</text:p>
              </text:list-item>
            </text:list>
          </draw:text-box>
        </draw:frame>
        <draw:frame draw:style-name="gr3" draw:text-style-name="P8" draw:layer="layout" svg:width="5.325cm" svg:height="3.242cm" svg:x="11.675cm" svg:y="3.5cm">
          <draw:image xlink:href="Pictures/10000000000002750000017F3E860FDEB922036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預設" presentation:presentation-page-layout-name="AL1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網站主要配色及字體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中文字體為新細明體</text:p>
              </text:list-item>
              <text:list-item>
                <text:p>英文字體為Noto Sans Traditional</text:p>
              </text:list-item>
              <text:list-item>
                <text:p>網站主要配色</text:p>
              </text:list-item>
            </text:list>
          </draw:text-box>
        </draw:frame>
        <draw:frame draw:style-name="gr3" draw:text-style-name="P8" draw:layer="layout" svg:width="5.11cm" svg:height="1.315cm" svg:x="13.5cm" svg:y="3.685cm">
          <draw:image xlink:href="Pictures/10000000000002620000009D1F92D39EAA45905C.png" xlink:type="simple" xlink:show="embed" xlink:actuate="onLoad" draw:mime-type="image/png">
            <text:p/>
          </draw:image>
        </draw:frame>
        <draw:frame draw:style-name="gr4" draw:text-style-name="P1" draw:layer="layout" svg:width="2.332cm" svg:height="1.749cm" svg:x="10cm" svg:y="8.251cm">
          <draw:image xlink:href="Pictures/100001460000A57800007C20EEBD4770A9427409.svg" xlink:type="simple" xlink:show="embed" xlink:actuate="onLoad" draw:mime-type="image/svg+xml">
            <text:p/>
          </draw:image>
          <draw:image xlink:href="Pictures/100002010000033000000264A7FB7654E6615BDA.png" xlink:type="simple" xlink:show="embed" xlink:actuate="onLoad" draw:mime-type="image/png"/>
        </draw:frame>
        <draw:frame draw:style-name="gr5" draw:text-style-name="P10" draw:layer="layout" svg:width="2.5cm" svg:height="2cm" svg:x="12.5cm" svg:y="8cm">
          <draw:image xlink:href="Pictures/10000000000000C2000001045DB03D7C89E34F5B.jpg" xlink:type="simple" xlink:show="embed" xlink:actuate="onLoad" draw:mime-type="image/jpeg">
            <text:p text:style-name="P9"><text:span text:style-name="T2">#00000</text:span></text:p>
          </draw:image>
        </draw:frame>
        <draw:frame draw:style-name="gr5" draw:text-style-name="P9" draw:layer="layout" svg:width="2.5cm" svg:height="2cm" svg:x="15.5cm" svg:y="8cm">
          <draw:image xlink:href="Pictures/10000000000000E1000000E10EA3A8140EAE339C.png" xlink:type="simple" xlink:show="embed" xlink:actuate="onLoad" draw:mime-type="image/png">
            <text:p text:style-name="P9">#FFFFF</text:p>
          </draw:image>
        </draw:frame>
        <presentation:notes draw:style-name="dp5">
          <draw:page-thumbnail draw:style-name="gr2" draw:layer="layout" svg:width="19.798cm" svg:height="11.136cm" svg:x="0.6cm" svg:y="2.257cm" draw:page-number="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預設" presentation:presentation-page-layout-name="AL1T1">
        <draw:frame presentation:style-name="pr7" draw:layer="layout" svg:width="25.199cm" svg:height="2.629cm" svg:x="1.4cm" svg:y="0.628cm" presentation:class="title">
          <draw:text-box>
            <text:p>SIDEMAP</text:p>
          </draw:text-box>
        </draw:frame>
        <draw:frame presentation:style-name="pr5" xml:id="id1" draw:id="id1" draw:layer="layout" svg:width="25.199cm" svg:height="9.134cm" svg:x="1cm" svg:y="3.866cm" presentation:class="outline" presentation:user-transformed="true">
          <draw:text-box>
            <text:list text:style-name="L2">
              <text:list-item>
                <text:p><text:s text:c="38"/>主頁</text:p>
              </text:list-item>
              <text:list-item>
                <text:p/>
              </text:list-item>
            </text:list>
          </draw:text-box>
        </draw:frame>
        <draw:connector draw:style-name="gr6" draw:text-style-name="P8" draw:layer="layout" svg:x1="26.199cm" svg:y1="8.433cm" svg:x2="26.199cm" svg:y2="8.433cm" draw:start-shape="id1" draw:end-shape="id1" svg:d="M26199 8433z" svg:viewBox="0 0 1 1">
          <text:p/>
        </draw:connector>
        <draw:connector draw:style-name="gr7" draw:text-style-name="P8" draw:layer="layout" svg:x1="26.199cm" svg:y1="8.433cm" svg:x2="26.199cm" svg:y2="8.433cm" draw:start-shape="id1" draw:end-shape="id1" svg:d="M26199 8433z" svg:viewBox="0 0 1 1">
          <text:p/>
        </draw:connector>
        <draw:connector draw:style-name="gr8" draw:text-style-name="P8" draw:layer="layout" svg:x1="26.199cm" svg:y1="8.433cm" svg:x2="26.199cm" svg:y2="8.433cm" draw:start-shape="id1" draw:end-shape="id1" svg:d="M26199 8433z" svg:viewBox="0 0 1 1">
          <text:p/>
        </draw:connector>
        <draw:connector draw:style-name="gr9" draw:text-style-name="P8" draw:layer="layout" svg:x1="26.199cm" svg:y1="8.433cm" svg:x2="26.199cm" svg:y2="8.433cm" draw:start-shape="id1" draw:end-shape="id1" svg:d="M26199 8433z" svg:viewBox="0 0 1 1">
          <text:p/>
        </draw:connector>
        <draw:connector draw:style-name="gr10" draw:text-style-name="P8" draw:layer="layout" draw:type="line" svg:x1="13.599cm" svg:y1="3.866cm" svg:x2="13.599cm" svg:y2="3.866cm" draw:start-shape="id1" draw:end-shape="id1" svg:d="M13599 3866z" svg:viewBox="0 0 1 1">
          <text:p/>
        </draw:connecto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fill-image draw:name="background" xlink:href="Pictures/10000000000004B0000002589279B2AEEB60BFD0.jpg" xlink:type="simple" xlink:show="embed" xlink:actuate="onLoad"/>
    <draw:marker draw:name="Arrow" svg:viewBox="0 0 20 30" svg:d="M10 0l-10 30h20z"/>
    <draw:marker draw:name="線條箭頭_20_1" draw:display-name="線條箭頭 1" svg:viewBox="0 0 20 20" svg:d="M0 20l10-20 10 20z"/>
    <draw:marker draw:name="線條箭頭_20_2" draw:display-name="線條箭頭 2" svg:viewBox="0 0 20 20" svg:d="M0 20l10-20 10 20z"/>
    <draw:marker draw:name="線條箭頭_20_3" draw:display-name="線條箭頭 3" svg:viewBox="0 0 20 20" svg:d="M0 20l10-20 10 20z"/>
    <draw:marker draw:name="線條箭頭_20_4" draw:display-name="線條箭頭 4" svg:viewBox="0 0 20 20" svg:d="M0 20l10-20 10 20z"/>
    <draw:marker draw:name="線條箭頭_20_5" draw:display-name="線條箭頭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08T23:59:36.676000000</meta:creation-date>
    <meta:editing-duration>PT13M50S</meta:editing-duration>
    <meta:editing-cycles>4</meta:editing-cycles>
    <meta:generator>LibreOffice/7.0.6.2$Windows_X86_64 LibreOffice_project/144abb84a525d8e30c9dbbefa69cbbf2d8d4ae3b</meta:generator>
    <dc:date>2021-10-09T00:42:39.787000000</dc:date>
    <meta:document-statistic meta:object-count="54"/>
  </office:meta>
</office:document-meta>
</file>